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102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7">Нелинейное уравнение </text:span><text:span text:style-name="T1">F(y) = 0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51cm" svg:height="1.379cm" draw:z-index="0"><draw:image xlink:href="../../odt/images/102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вычисления значений в алгебраических петлях и реализует итерационное решение системы нелинейных алгебраических уравнений (НАУ) методом, заданным в настройках задачи. Ядро программы производит автоматический подбор выходных значений блока для максимально приближённого выполнения условия: <text:span text:style-name="T10">значения вектора входа блока равны </text:span><text:span text:style-name="T2">0</text:span><text:span text:style-name="T10">:</text:span></text:p>
            <text:p text:style-name="P7"><text:span text:style-name="T10"><draw:frame draw:style-name="fr3" draw:name="Объект1" text:anchor-type="as-char" svg:width="6.279cm" svg:height="0.68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.</text:span></text:p>
            <text:p text:style-name="Text_20_body"><text:span text:style-name="T8">Свойство</text:span><text:span text:style-name="T7">:</text:span></text:p>
            <text:list xml:id="list2427343930676062108" text:style-name="L1">
              <text:list-item>
                <text:p text:style-name="P9">Начальное приближение – число или вектор, задающее начальное приближение для выходного сигнала блока.</text:p>
              </text:list-item>
            </text:list>
            <text:p text:style-name="Text_20_body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8">Числовое</text:span><text:span text:style-name="T7"> задание </text:span><text:span text:style-name="T12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Text_20_body">[<text:span text:style-name="T1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Именованное</text:span><text:span text:style-name="T11"> задание </text:span><text:span text:style-name="T13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Text_20_body">[<text:span text:style-name="T1">y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4">Векторное</text:span><text:span text:style-name="T11"> задание </text:span><text:span text:style-name="T13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P8">[<text:span text:style-name="T7">0</text:span>, <text:span text:style-name="T7">1</text:span>]</text:p>
                </table:table-cell>
              </table:table-row>
            </table:table>
            <text:p text:style-name="Text_20_body"><text:span text:style-name="T14">Примечани</text:span><text:span text:style-name="T8">я</text:span>:</text:p>
            <text:list xml:id="list2119514816006446989" text:style-name="L2">
              <text:list-item>
                <text:p text:style-name="P10"><text:span text:style-name="T7">По умолчанию блок обрабатывает </text:span><text:span text:style-name="T9">скалярный</text:span><text:span text:style-name="T7"> </text:span>входной сигнал.</text:p>
              </text:list-item>
              <text:list-item>
                <text:p text:style-name="P11"><text:span text:style-name="T1">Именованные свойства задаются как </text:span><text:span text:style-name="T2">локальные</text:span><text:span text:style-name="T4"> переменные модели (или субмодели) во вкладке </text:span><text:span text:style-name="T2">Параметры</text:span><text:span text:style-name="T4"> или как глобальные сигналы проекта при </text:span><text:span text:style-name="T4">помощи пункта главного меню </text:span><text:span text:style-name="T2">Графика</text:span><text:span text:style-name="T4"> </text:span><text:span text:style-name="T5">→</text:span><text:span text:style-name="T6"> </text:span><text:span text:style-name="T3">Сигналы</text:span><text:span text:style-name="T4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ое уравнение F(y) = 0</dc:title>
    <dc:date>2012-02-12T09:51:12.39</dc:date>
    <meta:generator>OpenOffice_Beta/4.1.0$Win32 OpenOffice.org_project/410m14$Build-9760</meta:generator>
    <meta:editing-duration>PT2H55M30S</meta:editing-duration>
    <meta:editing-cycles>69</meta:editing-cycles>
    <dc:creator>Александр </dc:creator>
    <meta:document-statistic meta:table-count="2" meta:image-count="2" meta:object-count="1" meta:page-count="2" meta:paragraph-count="29" meta:word-count="135" meta:character-count="103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n>0</mn>
          </mrow>
          <mo stretchy="false">⃗</mo>
        </mover>
      </mrow>
      <mi/>
      <mo stretchy="false">⇔</mo>
      <mi/>
      <msub>
        <mi>u</mi>
        <mi>i</mi>
      </msub>
      <mrow>
        <mrow>
          <mo stretchy="false">(</mo>
          <mrow>
            <mi>t</mi>
          </mrow>
          <mo stretchy="false">)</mo>
        </mrow>
        <mo stretchy="false">≃</mo>
        <mn>0,</mn>
      </mrow>
      <mi/>
      <mrow>
        <mi>i</mi>
        <mo stretchy="false">=</mo>
        <mn>1...</mn>
      </mrow>
      <mi>n</mi>
    </mrow>
    <annotation encoding="StarMath 5.0">vec{u}(t) simeq vec{0} ~dlrarrow~ u_i(t) simeq 0, ~ i=1... n </annotation>
  </semantics>
</math>
</file>